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Year</text:p>
          </table:table-cell>
          <table:table-cell table:style-name="ce21" office:value-type="string">
            <text:p>Group A Total Arrests</text:p>
          </table:table-cell>
        </table:table-row>
        <table:table-row table:style-name="ro2">
          <table:table-cell table:style-name="ce21" office:value-type="float" office:value="2000">
            <text:p>2000</text:p>
          </table:table-cell>
          <table:table-cell table:style-name="ce21" office:value-type="float" office:value="854">
            <text:p>85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237">
            <text:p>123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211">
            <text:p>121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272">
            <text:p>127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44">
            <text:p>134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04">
            <text:p>130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455">
            <text:p>145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220">
            <text:p>12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